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01"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02"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03"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14"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15"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16"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17"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18"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19" style:parent-style-name="Fuentedepárrafopredeter." style:family="text">
      <style:text-properties style:font-name="Courier New" style:font-name-complex="Courier New" fo:color="#333333" fo:font-size="9pt" style:font-size-asian="9pt" style:font-size-complex="9pt" fo:background-color="#FFFFFF" fo:language="en" fo:country="US"/>
    </style:style>
    <style:style style:name="P1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333333" fo:font-size="9pt" style:font-size-asian="9pt" style:font-size-complex="9pt" fo:background-color="#FFFFFF" fo:language="en" fo:country="US"/>
    </style:style>
    <style:style style:name="P1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333333" fo:font-size="9pt" style:font-size-asian="9pt" style:font-size-complex="9pt" fo:background-color="#FFFFFF" fo:language="en" fo:country="US"/>
    </style:style>
    <style:style style:name="P1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3" style:parent-style-name="Fuentedepárrafopredeter." style:family="text">
      <style:text-properties style:font-name="Courier New" style:font-name-complex="Courier New" fo:color="#333333" fo:font-size="9pt" style:font-size-asian="9pt" style:font-size-complex="9pt" fo:background-color="#FFFFFF" fo:language="en" fo:country="US"/>
    </style:style>
    <style:style style:name="T124" style:parent-style-name="Fuentedepárrafopredeter." style:family="text">
      <style:text-properties style:font-name="Courier New" style:font-name-complex="Courier New" fo:color="#333333" fo:font-size="9pt" style:font-size-asian="9pt" style:font-size-complex="9pt" fo:background-color="#FFFFFF" fo:language="en" fo:country="US"/>
    </style:style>
    <style:style style:name="P1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0"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31"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32"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33"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34"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35"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36" style:parent-style-name="Fuentedepárrafopredeter." style:family="text">
      <style:text-properties style:font-name="Courier New" style:font-name-complex="Courier New" fo:color="#333333" fo:font-size="9pt" style:font-size-asian="9pt" style:font-size-complex="9pt" fo:background-color="#FFFFFF" fo:language="en" fo:country="US"/>
    </style:style>
    <style:style style:name="P1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333333" fo:font-size="9pt" style:font-size-asian="9pt" style:font-size-complex="9pt" fo:background-color="#FFFFFF" fo:language="en" fo:country="US"/>
    </style:style>
    <style:style style:name="P1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333333" fo:font-size="9pt" style:font-size-asian="9pt" style:font-size-complex="9pt" fo:background-color="#FFFFFF" fo:language="en" fo:country="US"/>
    </style:style>
    <style:style style:name="P1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333333" fo:font-size="9pt" style:font-size-asian="9pt" style:font-size-complex="9pt" fo:background-color="#FFFFFF" fo:language="en" fo:country="US"/>
    </style:style>
    <style:style style:name="P1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style:style>
    <style:style style:name="P1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5"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46"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47"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48"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49"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50"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51" style:parent-style-name="Fuentedepárrafopredeter." style:family="text">
      <style:text-properties style:font-name="Courier New" style:font-name-complex="Courier New" fo:color="#333333" fo:font-size="9pt" style:font-size-asian="9pt" style:font-size-complex="9pt" fo:background-color="#FFFFFF" fo:language="en" fo:country="US"/>
    </style:style>
    <style:style style:name="P1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9"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60"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61"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62"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63"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64"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65" style:parent-style-name="Fuentedepárrafopredeter." style:family="text">
      <style:text-properties style:font-name="Courier New" style:font-name-complex="Courier New" fo:color="#333333" fo:font-size="9pt" style:font-size-asian="9pt" style:font-size-complex="9pt" fo:background-color="#FFFFFF" fo:language="en" fo:country="US"/>
    </style:style>
    <style:style style:name="P1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333333" fo:font-size="9pt" style:font-size-asian="9pt" style:font-size-complex="9pt" fo:background-color="#FFFFFF" fo:language="en" fo:country="US"/>
    </style:style>
    <style:style style:name="P1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333333" fo:font-size="9pt" style:font-size-asian="9pt" style:font-size-complex="9pt" fo:background-color="#FFFFFF" fo:language="en" fo:country="US"/>
    </style:style>
    <style:style style:name="P1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333333" fo:font-size="9pt" style:font-size-asian="9pt" style:font-size-complex="9pt" fo:background-color="#FFFFFF" fo:language="en" fo:country="US"/>
    </style:style>
    <style:style style:name="P1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4"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75"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76"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77"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78"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179" style:parent-style-name="Fuentedepárrafopredeter." style:family="text">
      <style:text-properties style:font-name="Courier New" style:font-name-complex="Courier New" fo:color="#333333" fo:font-size="9pt" style:font-size-asian="9pt" style:font-size-complex="9pt" fo:background-color="#FFFFFF" fo:language="en" fo:country="US"/>
    </style:style>
    <style:style style:name="P1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333333" fo:font-size="9pt" style:font-size-asian="9pt" style:font-size-complex="9pt" fo:background-color="#FFFFFF" fo:language="en" fo:country="US"/>
    </style:style>
    <style:style style:name="P1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333333" fo:font-size="9pt" style:font-size-asian="9pt" style:font-size-complex="9pt" fo:background-color="#FFFFFF" fo:language="en" fo:country="US"/>
    </style:style>
    <style:style style:name="P1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3" style:parent-style-name="Fuentedepárrafopredeter." style:family="text">
      <style:text-properties style:font-name="Courier New" style:font-name-complex="Courier New" fo:color="#333333" fo:font-size="9pt" style:font-size-asian="9pt" style:font-size-complex="9pt" fo:background-color="#FFFFFF" fo:language="en" fo:country="US"/>
    </style:style>
    <style:style style:name="P1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91"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92"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93"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94"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19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20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20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20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20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0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0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0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0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0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0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1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1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1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1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1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1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1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1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1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1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2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2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2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2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2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22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22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22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228"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style:style>
    <style:style style:name="P2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style:style>
    <style:style style:name="P2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37"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38"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39"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4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4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4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4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4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4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5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5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5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5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5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5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5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57"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style:style>
    <style:style style:name="P2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7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7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7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7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7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7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7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7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7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7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8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8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8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8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8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8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8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287"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style:style>
    <style:style style:name="P288"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89"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295"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font-size="10pt" style:font-size-asian="10pt" style:font-size-complex="10pt" fo:language="en" fo:country="US" style:language-asian="es" style:country-asian="ES"/>
    </style:style>
    <style:style style:name="P296"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font-size="10pt" style:font-size-asian="10pt" style:font-size-complex="10pt" fo:language="en" fo:country="US" style:language-asian="es" style:country-asian="ES"/>
    </style:style>
    <style:style style:name="P297"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298" style:parent-style-name="Fuentedepárrafopredeter." style:family="text">
      <style:text-properties style:font-name="Courier New" style:font-name-asian="Times New Roman" style:font-name-complex="Courier New" fo:font-size="10pt" style:font-size-asian="10pt" style:font-size-complex="10pt" fo:language="en" fo:country="US" style:language-asian="es" style:country-asian="ES"/>
    </style:style>
    <style:style style:name="T299" style:parent-style-name="Fuentedepárrafopredeter." style:family="text">
      <style:text-properties style:font-name="Courier New" style:font-name-asian="Times New Roman" style:font-name-complex="Courier New" fo:color="#FF0000" fo:font-size="10pt" style:font-size-asian="10pt" style:font-size-complex="10pt" fo:language="en" fo:country="US" style:language-asian="es" style:country-asian="ES"/>
    </style:style>
    <style:style style:name="P3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0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0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0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0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0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0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0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1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1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1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1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1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1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1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1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1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1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2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2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2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2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2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2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2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2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2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2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style:language-asian="es" style:country-asian="ES" fo:hyphenate="true"/>
    </style:style>
    <style:style style:name="P33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3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32"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333" style:parent-style-name="Fuentedepárrafopredeter." style:family="text">
      <style:text-properties style:font-name="Courier New" style:font-name-asian="Times New Roman" style:font-name-complex="Courier New" fo:color="#333333" fo:font-size="9pt" style:font-size-asian="9pt" style:font-size-complex="9pt" fo:background-color="#FFFFFF" fo:language="en" fo:country="US" style:language-asian="es" style:country-asian="ES"/>
    </style:style>
    <style:style style:name="P334"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4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4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4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4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4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4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4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5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5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5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5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5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5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5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5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5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5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6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6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6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6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6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6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6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6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6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6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7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371"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372" style:parent-style-name="Fuentedepárrafopredeter." style:family="text">
      <style:text-properties style:font-name="Courier New" style:font-name-asian="Times New Roman" style:font-name-complex="Courier New" fo:color="#333333" fo:font-size="9pt" style:font-size-asian="9pt" style:font-size-complex="9pt" fo:background-color="#FFFFFF" fo:language="en" fo:country="US" style:language-asian="es" style:country-asian="ES"/>
    </style:style>
    <style:style style:name="T373"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5"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376" style:parent-style-name="Fuentedepárrafopredeter." style:family="text">
      <style:text-properties style:font-name="Consolas" fo:color="#24292E" fo:font-size="9pt" style:font-size-asian="9pt" style:font-size-complex="9pt" fo:background-color="#FFFFFF" fo:language="en" fo:country="US"/>
    </style:style>
    <style:style style:name="P3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79"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80"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81"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8" style:parent-style-name="Fuentedepárrafopredeter." style:family="text">
      <style:text-properties style:font-name="Consolas" fo:color="#24292E" fo:font-size="9pt" style:font-size-asian="9pt" style:font-size-complex="9pt" fo:background-color="#FFFFFF" fo:language="en" fo:country="US"/>
    </style:style>
    <style:style style:name="T389" style:parent-style-name="Fuentedepárrafopredeter." style:family="text">
      <style:text-properties style:font-name="Consolas" fo:color="#24292E" fo:font-size="9pt" style:font-size-asian="9pt" style:font-size-complex="9pt" fo:background-color="#FFFFFF" fo:language="en" fo:country="US"/>
    </style:style>
    <style:style style:name="T390" style:parent-style-name="Fuentedepárrafopredeter." style:family="text">
      <style:text-properties style:font-name="Consolas" style:font-name-complex="Consolas" fo:color="#24292E" fo:font-size="9pt" style:font-size-asian="9pt" style:font-size-complex="9pt" fo:background-color="#FFFFFF" fo:language="en" fo:country="US"/>
    </style:style>
    <style:style style:name="T391" style:parent-style-name="Fuentedepárrafopredeter." style:family="text">
      <style:text-properties style:font-name="Consolas" fo:color="#24292E" fo:font-size="9pt" style:font-size-asian="9pt" style:font-size-complex="9pt" fo:background-color="#FFFFFF" fo:language="en" fo:country="US"/>
    </style:style>
    <style:style style:name="T392" style:parent-style-name="Fuentedepárrafopredeter." style:family="text">
      <style:text-properties style:font-name="Consolas" style:font-name-complex="Consolas" fo:color="#24292E" fo:font-size="9pt" style:font-size-asian="9pt" style:font-size-complex="9pt" fo:background-color="#FFFFFF" fo:language="en" fo:country="US"/>
    </style:style>
    <style:style style:name="T393" style:parent-style-name="Fuentedepárrafopredeter." style:family="text">
      <style:text-properties style:font-name="Consolas" fo:color="#24292E" fo:font-size="9pt" style:font-size-asian="9pt" style:font-size-complex="9pt" fo:background-color="#FFFFFF" fo:language="en" fo:country="US"/>
    </style:style>
    <style:style style:name="T394" style:parent-style-name="Fuentedepárrafopredeter." style:family="text">
      <style:text-properties style:font-name="Consolas" fo:color="#24292E" fo:font-size="9pt" style:font-size-asian="9pt" style:font-size-complex="9pt" fo:background-color="#FFFFFF" fo:language="en" fo:country="US"/>
    </style:style>
    <style:style style:name="T395" style:parent-style-name="Fuentedepárrafopredeter." style:family="text">
      <style:text-properties style:font-name="Consolas" fo:color="#24292E" fo:font-size="9pt" style:font-size-asian="9pt" style:font-size-complex="9pt" fo:background-color="#FFFFFF" fo:language="en" fo:country="US"/>
    </style:style>
    <style:style style:name="T396" style:parent-style-name="Fuentedepárrafopredeter." style:family="text">
      <style:text-properties style:font-name="Consolas" style:font-name-complex="Consolas" fo:color="#24292E" fo:font-size="9pt" style:font-size-asian="9pt" style:font-size-complex="9pt" fo:background-color="#FFFFFF" fo:language="en" fo:country="US"/>
    </style:style>
    <style:style style:name="T397" style:parent-style-name="Fuentedepárrafopredeter." style:family="text">
      <style:text-properties style:font-name="Consolas" style:font-name-complex="Consolas" fo:color="#24292E" fo:font-size="9pt" style:font-size-asian="9pt" style:font-size-complex="9pt" fo:background-color="#FFFFFF" fo:language="en" fo:country="US"/>
    </style:style>
    <style:style style:name="P3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3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02"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03"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04"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05"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06"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07"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08"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16"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17"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18"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22"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2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2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2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2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2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2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2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3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3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3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3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3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3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3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3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3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3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4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4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4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4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4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4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4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4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4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4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5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5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3" style:parent-style-name="Fuentedepárrafopredeter." style:family="text">
      <style:text-properties style:font-name="Courier New" style:font-name-asian="Times New Roman" style:font-name-complex="Courier New" fo:color="#333333" fo:font-size="9pt" style:font-size-asian="9pt" style:font-size-complex="9pt" fo:background-color="#FFFFFF" fo:language="en" fo:country="US" style:language-asian="es" style:country-asian="ES"/>
    </style:style>
    <style:style style:name="P4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66"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67"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68"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47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7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7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7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7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7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7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8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8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8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8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8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8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8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8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8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8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9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9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92"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93"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94"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95"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96"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97"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98"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499"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500"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501" style:parent-style-name="Normal" style:family="paragraph">
      <style:paragraph-properties style:vertical-align="auto" fo:margin-bottom="0in" fo:line-height="100%" fo:margin-left="0.4916in">
        <style:tab-stops/>
      </style:paragraph-properties>
      <style:text-properties style:font-name="Courier New" style:font-name-asian="Times New Roman" style:font-name-complex="Courier New" fo:color="#333333" fo:font-size="9pt" style:font-size-asian="9pt" style:font-size-complex="9pt" fo:background-color="#FFFFFF" fo:language="en" fo:country="US" style:language-asian="es" style:country-asian="ES" fo:hyphenate="true"/>
    </style:style>
    <style:style style:name="P502"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503" style:parent-style-name="Fuentedepárrafopredeter." style:family="text">
      <style:text-properties style:font-name="Courier New" style:font-name-asian="Times New Roman" style:font-name-complex="Courier New" fo:color="#333333" fo:font-size="9pt" style:font-size-asian="9pt" style:font-size-complex="9pt" fo:background-color="#FFFFFF" fo:language="en" fo:country="US" style:language-asian="es" style:country-asian="ES"/>
    </style:style>
    <style:style style:name="P5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0" style:parent-style-name="Fuentedepárrafopredeter." style:family="text">
      <style:text-properties style:font-name="Consolas" fo:color="#24292E" fo:font-size="9pt" style:font-size-asian="9pt" style:font-size-complex="9pt" fo:background-color="#FFFFFF" fo:language="en" fo:country="US"/>
    </style:style>
    <style:style style:name="T521" style:parent-style-name="Fuentedepárrafopredeter." style:family="text">
      <style:text-properties style:font-name="Consolas" fo:color="#24292E" fo:font-size="9pt" style:font-size-asian="9pt" style:font-size-complex="9pt" fo:background-color="#FFFFFF" fo:language="en" fo:country="US"/>
    </style:style>
    <style:style style:name="P5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33" style:parent-style-name="Normal" style:family="paragraph">
      <style:paragraph-properties fo:margin-left="0.4916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38"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39"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40"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41"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42"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43"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3" style:parent-style-name="Fuentedepárrafopredeter." style:family="text">
      <style:text-properties style:font-name="Consolas" fo:color="#24292E" fo:font-size="9pt" style:font-size-asian="9pt" style:font-size-complex="9pt" fo:background-color="#FFFFFF" fo:language="en" fo:country="US"/>
    </style:style>
    <style:style style:name="T554" style:parent-style-name="Fuentedepárrafopredeter." style:family="text">
      <style:text-properties style:font-name="Consolas" fo:color="#24292E" fo:font-size="9pt" style:font-size-asian="9pt" style:font-size-complex="9pt" fo:background-color="#FFFFFF" fo:language="en" fo:country="US"/>
    </style:style>
    <style:style style:name="P5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9"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T560" style:parent-style-name="Fuentedepárrafopredeter." style:family="text">
      <style:text-properties style:font-name="Consolas" fo:color="#24292E" fo:font-size="9pt" style:font-size-asian="9pt" style:font-size-complex="9pt" fo:background-color="#FFFFFF" fo:language="en" fo:country="US"/>
    </style:style>
    <style:style style:name="T561" style:parent-style-name="Fuentedepárrafopredeter." style:family="text">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65"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66"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67"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68"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69"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70"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81"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582" style:parent-style-name="Fuentedepárrafopredeter." style:family="text">
      <style:text-properties style:font-name="Consolas" fo:color="#24292E" fo:font-size="9pt" style:font-size-asian="9pt" style:font-size-complex="9pt" fo:background-color="#FFFFFF" fo:language="en" fo:country="US"/>
    </style:style>
    <style:style style:name="T583" style:parent-style-name="Fuentedepárrafopredeter." style:family="text">
      <style:text-properties style:font-name="Consolas" style:font-name-complex="Consolas" fo:color="#24292E" fo:font-size="9pt" style:font-size-asian="9pt" style:font-size-complex="9pt" fo:background-color="#FFFFFF"/>
    </style:style>
    <style:style style:name="T584" style:parent-style-name="Fuentedepárrafopredeter." style:family="text">
      <style:text-properties style:font-name="Consolas" fo:color="#24292E" fo:font-size="9pt" style:font-size-asian="9pt" style:font-size-complex="9pt" fo:background-color="#FFFFFF" fo:language="en" fo:country="US"/>
    </style:style>
    <style:style style:name="T585" style:parent-style-name="Fuentedepárrafopredeter." style:family="text">
      <style:text-properties style:font-name="Consolas" style:font-name-complex="Consolas" fo:color="#24292E" fo:font-size="9pt" style:font-size-asian="9pt" style:font-size-complex="9pt" fo:background-color="#FFFFFF"/>
    </style:style>
    <style:style style:name="T586" style:parent-style-name="Fuentedepárrafopredeter." style:family="text">
      <style:text-properties style:font-name="Consolas" fo:color="#24292E" fo:font-size="9pt" style:font-size-asian="9pt" style:font-size-complex="9pt" fo:background-color="#FFFFFF" fo:language="en" fo:country="US"/>
    </style:style>
    <style:style style:name="P5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90"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91"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96"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97"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98"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599"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00"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01"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02"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03"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04"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05"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06"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07"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08"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09"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10"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11"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12"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13"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14"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15"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16"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17"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18"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19"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20"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21"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22"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23"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24"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25"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30" style:parent-style-name="Normal" style:family="paragraph">
      <style:text-properties fo:language="en" fo:country="US"/>
    </style:style>
    <style:style style:name="P6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32"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33" style:parent-style-name="Normal" style:family="paragraph">
      <style:paragraph-properties fo:margin-bottom="0in" fo:line-height="100%"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asian="Times New Roman" style:font-name-complex="Courier New" fo:color="#000000" fo:font-size="10pt" style:font-size-asian="10pt" style:font-size-complex="10pt" fo:language="en" fo:country="US" style:language-asian="es" style:country-asian="ES"/>
    </style:style>
    <style:style style:name="P634" style:parent-style-name="Normal" style:family="paragraph">
      <style:text-properties fo:language="en" fo:country="US"/>
    </style:style>
    <style:style style:name="P635" style:parent-style-name="Normal" style:family="paragraph">
      <style:text-properties fo:language="en" fo:country="US"/>
    </style:style>
  </office:automatic-styles>
  <office:body>
    <office:text text:use-soft-page-breaks="true">
      <text:p text:style-name="P1">Data Scientist Role Play: Profiling and Analyzing the Yelp Dataset Coursera Worksheet</text:p>
      <text:p text:style-name="P2"/>
      <text:p text:style-name="P3">This is a 2-part assignment. In the first part, you are asked a series of questions that will help you profile and understand the data just like a data scientist would. For this first part of the assignment, you will be assessed both on the correctness of your findings, as well as the code you used to arrive at your answer. You will be graded on how easy your code is to read, so remember to use proper formatting and comments where necessary.</text:p>
      <text:p text:style-name="P4"/>
      <text:p text:style-name="P5">In the second part of the assignment, you are asked to come up with your own inferences and analysis of the data for a particular research question you want to answer. You will be required to prepare the dataset for the analysis you choose to do. As with the first part, you will be graded, in part, on how easy your code is to read, so use proper formatting and comments to illustrate and communicate your intent as required.</text:p>
      <text:p text:style-name="P6"/>
      <text:p text:style-name="P7">For both parts of this assignment, use this "worksheet." It provides all the questions you are being asked, and your job will be to transfer your answers and SQL coding where indicated into this worksheet so that your peers can review your work. You should be able to use any Text Editor (Windows Notepad, Apple TextEdit, Notepad ++, Sublime Text, etc.) to copy and paste your answers. If you are going to use Word or some other page layout application, just be careful to make sure your answers and code are lined appropriately.</text:p>
      <text:p text:style-name="P8">In this case, you may want to save as a PDF to ensure your formatting remains intact for you reviewer.</text:p>
      <text:p text:style-name="P9"/>
      <text:p text:style-name="P10"/>
      <text:p text:style-name="P11"/>
      <text:p text:style-name="P12">Part 1: Yelp Dataset Profiling and Understanding</text:p>
      <text:p text:style-name="P13"/>
      <text:p text:style-name="P14">1. Profile the data by finding the total number of records for each of the tables below:</text:p>
      <text:p text:style-name="P15"><text:tab/></text:p>
      <text:p text:style-name="P16">i. Attribute table<text:s/>=<text:s/>10000</text:p>
      <text:p text:style-name="P17"><text:tab/>SELECT COUNT(*)FROM attribute</text:p>
      <text:p text:style-name="P18"/>
      <text:p text:style-name="P19">ii. Business table<text:s/>=<text:s/>10000</text:p>
      <text:p text:style-name="P20"><text:tab/>SELECT COUNT(*)<text:s/>FROM business</text:p>
      <text:p text:style-name="P21"/>
      <text:p text:style-name="P22">iii. Category table<text:s/>=<text:s/>10000</text:p>
      <text:p text:style-name="P23"><text:tab/>SELECT COUNT(*)<text:s/>FROM category</text:p>
      <text:p text:style-name="P24"/>
      <text:p text:style-name="P25">iv. Checkin table<text:s/>= 10000</text:p>
      <text:p text:style-name="P26"><text:tab/>SELECT COUNT(*) FROM checkin</text:p>
      <text:p text:style-name="P27"/>
      <text:p text:style-name="P28">v. elite_years table =<text:s/>10000</text:p>
      <text:p text:style-name="P29"><text:tab/>SELECT COUNT(*) FROM elite_years</text:p>
      <text:p text:style-name="P30"/>
      <text:p text:style-name="P31">vi. friend table =<text:s/>10000</text:p>
      <text:p text:style-name="P32"><text:tab/>SELECT COUNT (*) FROM<text:s/>friend</text:p>
      <text:p text:style-name="P33"/>
      <text:p text:style-name="P34">vii. hours table =<text:s/>10000</text:p>
      <text:p text:style-name="P35"><text:tab/>SELECT COUNT(*) FROM hours</text:p>
      <text:p text:style-name="P36"/>
      <text:p text:style-name="P37">viii. photo table =<text:s/>10000</text:p>
      <text:p text:style-name="P38"><text:tab/>SELECT COUNT(*) FROM photo</text:p>
      <text:p text:style-name="P39"/>
      <text:p text:style-name="P40"/>
      <text:p text:style-name="P41">ix. review table =<text:s/>10000</text:p>
      <text:p text:style-name="P42"><text:tab/>SELECT COUNT(*) FROM review</text:p>
      <text:p text:style-name="P43"/>
      <text:p text:style-name="P44">x. tip table =<text:s/>10000</text:p>
      <text:p text:style-name="P45"><text:tab/>SELECT COUNT(*) FROM tip</text:p>
      <text:p text:style-name="P46"/>
      <text:p text:style-name="P47"/>
      <text:p text:style-name="P48">xi. user table =<text:s/>10000</text:p>
      <text:p text:style-name="P49"><text:tab/>SELECT COUNT(*) FROM user</text:p>
      <text:p text:style-name="P50"/>
      <text:p text:style-name="P51"><text:tab/></text:p>
      <text:p text:style-name="P52"/>
      <text:p text:style-name="P53">2. Find the total distinct records by either the foreign key or primary key for each table. If two foreign keys are listed in the table, please specify which foreign key.</text:p>
      <text:p text:style-name="P54"/>
      <text:p text:style-name="P55">i. Business = 10000</text:p>
      <text:p text:style-name="P56"><text:tab/>SELECT COUNT(DISTINCT id) FROM business;</text:p>
      <text:p text:style-name="P57"/>
      <text:p text:style-name="P58">ii. Hours = 10000</text:p>
      <text:p text:style-name="P59"><text:tab/>SELECT<text:s/>COUNT(DISTINCT<text:s/>business_id)<text:s/>FROM hours;</text:p>
      <text:p text:style-name="P60"/>
      <text:p text:style-name="P61">iii. Category =<text:s/>10000</text:p>
      <text:p text:style-name="P62"><text:tab/>SELECT COUNT(DISTINCT business_id) FROM category;</text:p>
      <text:p text:style-name="P63"/>
      <text:p text:style-name="P64">iv. Attribute =<text:s/>10000</text:p>
      <text:p text:style-name="P65"><text:tab/>SELECT COUNT(DISTINCT<text:s/>business_id) FROM attribute;</text:p>
      <text:p text:style-name="P66"/>
      <text:p text:style-name="P67">v. Review =<text:s/>10000</text:p>
      <text:p text:style-name="P68"><text:tab/>SELECT COUNT(DISTINCT id) FROM review;</text:p>
      <text:p text:style-name="P69"/>
      <text:p text:style-name="P70">vi. Checkin =<text:s/>10000</text:p>
      <text:p text:style-name="P71"><text:tab/>SELECT COUNT(DISTINCT business_id) FROM checkin;</text:p>
      <text:p text:style-name="P72"/>
      <text:p text:style-name="P73">vii. Photo =<text:s/>10000</text:p>
      <text:p text:style-name="P74"><text:tab/>SELECT COUNT(DISTINCT<text:s/>id) FROM photo;</text:p>
      <text:p text:style-name="P75"/>
      <text:p text:style-name="P76">viii. Tip =<text:s/>537(user_id)</text:p>
      <text:p text:style-name="P77"><text:tab/>SELECT COUNT(DISTINCT<text:s/>user_id) FROM<text:s/>tip;</text:p>
      <text:p text:style-name="P78"/>
      <text:p text:style-name="P79">ix. User =<text:s/>10000</text:p>
      <text:p text:style-name="P80"><text:tab/>SELECT COUNT(DISTINCT id) FROM user;</text:p>
      <text:p text:style-name="P81"/>
      <text:p text:style-name="P82">x. Friend =<text:s/>11</text:p>
      <text:p text:style-name="P83"><text:tab/>SELECT COUNT(DISTINCT user_id) FROM friend;</text:p>
      <text:p text:style-name="P84"/>
      <text:p text:style-name="P85">xi. Elite_years =</text:p>
      <text:p text:style-name="P86"><text:tab/>SELECT COUNT(DISTINCT user_id) FROM<text:s/>elite_years;</text:p>
      <text:p text:style-name="P87"/>
      <text:p text:style-name="P88"/>
      <text:p text:style-name="P89"/>
      <text:p text:style-name="P90">Note: Primary Keys are denoted in the ER-Diagram with a yellow key icon.<text:tab/></text:p>
      <text:p text:style-name="P91"/>
      <text:p text:style-name="P92"/>
      <text:p text:style-name="P93"/>
      <text:p text:style-name="P94">3. Are there any columns with null values in the Users table? Indicate "yes," or "no."</text:p>
      <text:p text:style-name="P95"/>
      <text:p text:style-name="P96"><text:tab/>Answer: no</text:p>
      <text:soft-page-break/>
      <text:p text:style-name="P97"><text:tab/></text:p>
      <text:p text:style-name="P98"><text:tab/></text:p>
      <text:p text:style-name="P99"><text:tab/>SQL code used to arrive at answer:<text:s/></text:p>
      <text:p text:style-name="P100"/>
      <text:p text:style-name="P101">SELECT DISTINCT COUNT(*)</text:p>
      <text:p text:style-name="P102">FROM user</text:p>
      <text:p text:style-name="P103">WHERE (name OR review_count OR yelping_since OR useful OR funny OR cool OR fans OR average_stars OR compliment_hot OR compliment_more OR compliment_profile OR compliment_cute OR compliment_list OR compliment_note OR compliment_plain OR compliment_cool OR compliment_funny OR compliment_writer OR compliment_photos) IS NULL;</text:p>
      <text:p text:style-name="P104"><text:tab/></text:p>
      <text:p text:style-name="P105"><text:tab/></text:p>
      <text:p text:style-name="P106"/>
      <text:p text:style-name="P107"><text:tab/></text:p>
      <text:p text:style-name="P108">4. For each table and column listed below, display the smallest (minimum), largest (maximum), and average (mean) value for the following fields:</text:p>
      <text:p text:style-name="P109"/>
      <text:p text:style-name="P110"><text:tab/>i. Table: Review, Column: Stars</text:p>
      <text:p text:style-name="P111"><text:tab/></text:p>
      <text:p text:style-name="P112"><text:span text:style-name="T113"><text:tab/></text:span><text:span text:style-name="T114"><text:tab/>min:1</text:span><text:span text:style-name="T115"><text:tab/></text:span><text:span text:style-name="T116"><text:tab/>max:5</text:span><text:span text:style-name="T117"><text:tab/></text:span><text:span text:style-name="T118"><text:tab/>avg:</text:span><text:span text:style-name="T119"><text:s/>3.7082</text:span></text:p>
      <text:p text:style-name="P120"/>
      <text:p text:style-name="P121"><text:tab/>SELECT MIN(stars), MAX(stars) ,AVG(stars)</text:p>
      <text:p text:style-name="P122"><text:span text:style-name="T123"><text:tab/></text:span><text:span text:style-name="T124">FROM review;</text:span></text:p>
      <text:p text:style-name="P125"><text:tab/><text:tab/></text:p>
      <text:p text:style-name="P126"><text:tab/></text:p>
      <text:p text:style-name="P127"><text:tab/>ii. Table: Business, Column: Stars</text:p>
      <text:p text:style-name="P128"><text:tab/></text:p>
      <text:p text:style-name="P129"><text:span text:style-name="T130"><text:tab/></text:span><text:span text:style-name="T131"><text:tab/>min: 1</text:span><text:span text:style-name="T132"><text:tab/></text:span><text:span text:style-name="T133"><text:tab/>max: 5</text:span><text:span text:style-name="T134"><text:tab/></text:span><text:span text:style-name="T135"><text:tab/>avg:<text:s/></text:span><text:span text:style-name="T136">3.6549</text:span></text:p>
      <text:p text:style-name="P137"><text:tab/></text:p>
      <text:p text:style-name="P138"><text:tab/>SELECT MIN(stars), MAX(stars) ,AVG(stars)</text:p>
      <text:p text:style-name="P139"><text:tab/>FROM business;</text:p>
      <text:p text:style-name="P140"/>
      <text:p text:style-name="P141"><text:tab/><text:tab/><text:tab/></text:p>
      <text:p text:style-name="P142"><text:tab/>iii. Table: Tip, Column: Likes</text:p>
      <text:p text:style-name="P143"><text:tab/></text:p>
      <text:p text:style-name="P144"><text:span text:style-name="T145"><text:tab/></text:span><text:span text:style-name="T146"><text:tab/>min: 0</text:span><text:span text:style-name="T147"><text:tab/></text:span><text:span text:style-name="T148"><text:tab/>max: 2</text:span><text:span text:style-name="T149"><text:tab/></text:span><text:span text:style-name="T150"><text:tab/>avg:</text:span><text:span text:style-name="T151"><text:s text:c="2"/>0.0144<text:s/></text:span></text:p>
      <text:p text:style-name="P152"><text:tab/><text:tab/></text:p>
      <text:p text:style-name="P153"><text:tab/>SELECT MIN(likes), MAX(likes) ,AVG(likes)</text:p>
      <text:p text:style-name="P154"><text:tab/>FROM tip;</text:p>
      <text:p text:style-name="P155"><text:tab/></text:p>
      <text:p text:style-name="P156"><text:tab/>iv. Table: Checkin, Column: Count</text:p>
      <text:p text:style-name="P157"><text:tab/></text:p>
      <text:p text:style-name="P158"><text:span text:style-name="T159"><text:tab/></text:span><text:span text:style-name="T160"><text:tab/>min: 1</text:span><text:span text:style-name="T161"><text:tab/></text:span><text:span text:style-name="T162"><text:tab/>max: 53</text:span><text:span text:style-name="T163"><text:tab/></text:span><text:span text:style-name="T164"><text:tab/>avg:<text:s/></text:span><text:span text:style-name="T165">1.9414</text:span></text:p>
      <text:p text:style-name="P166"/>
      <text:p text:style-name="P167"><text:tab/>SELECT MIN(count), MAX(count) ,AVG(count)</text:p>
      <text:p text:style-name="P168"><text:tab/>FROM checkin;</text:p>
      <text:p text:style-name="P169"><text:tab/><text:tab/></text:p>
      <text:p text:style-name="P170"><text:tab/></text:p>
      <text:p text:style-name="P171"><text:tab/>v. Table: User, Column: Review_count</text:p>
      <text:p text:style-name="P172"><text:tab/></text:p>
      <text:p text:style-name="P173"><text:span text:style-name="T174"><text:tab/></text:span><text:span text:style-name="T175"><text:tab/>min: 0</text:span><text:span text:style-name="T176"><text:tab/></text:span><text:span text:style-name="T177"><text:tab/>max: 2000</text:span><text:span text:style-name="T178"><text:tab/>avg:<text:s/></text:span><text:span text:style-name="T179">24.2995</text:span></text:p>
      <text:p text:style-name="P180"/>
      <text:p text:style-name="P181"><text:tab/>SELECT MIN(review_count), MAX(review_count) ,AVG(review_count)</text:p>
      <text:p text:style-name="P182"><text:span text:style-name="T183"><text:tab/>FROM user;</text:span></text:p>
      <text:p text:style-name="P184"><text:tab/><text:tab/></text:p>
      <text:p text:style-name="P185"/>
      <text:p text:style-name="P186"/>
      <text:p text:style-name="P187">5. List the cities with the most reviews in descending order:</text:p>
      <text:p text:style-name="P188"/>
      <text:soft-page-break/>
      <text:p text:style-name="P189"><text:tab/>SQL code used to arrive at answer:</text:p>
      <text:p text:style-name="P190"/>
      <text:p text:style-name="P191">SELECT<text:s/>COUNT(review_count) as total_reviews, city</text:p>
      <text:p text:style-name="P192">FROM business</text:p>
      <text:p text:style-name="P193">GROUP BY city</text:p>
      <text:p text:style-name="P194">ORDER BY<text:s/>total_reviews<text:s/>DESC</text:p>
      <text:p text:style-name="P195"><text:tab/></text:p>
      <text:p text:style-name="P196"><text:tab/></text:p>
      <text:p text:style-name="P197"><text:tab/>Copy and Paste the Result Below:</text:p>
      <text:p text:style-name="P198"><text:tab/></text:p>
      <text:p text:style-name="P199">+---------------+-----------------+</text:p>
      <text:p text:style-name="P200">| total_reviews | city <text:s text:c="11"/>|</text:p>
      <text:p text:style-name="P201">+---------------+-----------------+</text:p>
      <text:p text:style-name="P202">| <text:s text:c="9"/>1561 | Las Vegas <text:s text:c="6"/>|</text:p>
      <text:p text:style-name="P203">| <text:s text:c="9"/>1001 | Phoenix <text:s text:c="8"/>|</text:p>
      <text:p text:style-name="P204">| <text:s text:c="10"/>985 | Toronto <text:s text:c="8"/>|</text:p>
      <text:p text:style-name="P205">| <text:s text:c="10"/>497 | Scottsdale <text:s text:c="5"/>|</text:p>
      <text:p text:style-name="P206">| <text:s text:c="10"/>468 | Charlotte <text:s text:c="6"/>|</text:p>
      <text:p text:style-name="P207">| <text:s text:c="10"/>353 | Pittsburgh <text:s text:c="5"/>|</text:p>
      <text:p text:style-name="P208">| <text:s text:c="10"/>337 | Montréal <text:s text:c="7"/>|</text:p>
      <text:p text:style-name="P209">| <text:s text:c="10"/>304 | Mesa <text:s text:c="11"/>|</text:p>
      <text:p text:style-name="P210">| <text:s text:c="10"/>274 | Henderson <text:s text:c="6"/>|</text:p>
      <text:p text:style-name="P211">| <text:s text:c="10"/>261 | Tempe <text:s text:c="10"/>|</text:p>
      <text:p text:style-name="P212">| <text:s text:c="10"/>239 | Edinburgh <text:s text:c="6"/>|</text:p>
      <text:p text:style-name="P213">| <text:s text:c="10"/>232 | Chandler <text:s text:c="7"/>|</text:p>
      <text:p text:style-name="P214">| <text:s text:c="10"/>189 | Cleveland <text:s text:c="6"/>|</text:p>
      <text:p text:style-name="P215">| <text:s text:c="10"/>188 | Gilbert <text:s text:c="8"/>|</text:p>
      <text:p text:style-name="P216">| <text:s text:c="10"/>188 | Glendale <text:s text:c="7"/>|</text:p>
      <text:p text:style-name="P217">| <text:s text:c="10"/>176 | Madison <text:s text:c="8"/>|</text:p>
      <text:p text:style-name="P218">| <text:s text:c="10"/>150 | Mississauga <text:s text:c="4"/>|</text:p>
      <text:p text:style-name="P219">| <text:s text:c="10"/>141 | Stuttgart <text:s text:c="6"/>|</text:p>
      <text:p text:style-name="P220">| <text:s text:c="10"/>105 | Peoria <text:s text:c="9"/>|</text:p>
      <text:p text:style-name="P221">| <text:s text:c="11"/>80 | Markham <text:s text:c="8"/>|</text:p>
      <text:p text:style-name="P222">| <text:s text:c="11"/>71 | Champaign <text:s text:c="6"/>|</text:p>
      <text:p text:style-name="P223">| <text:s text:c="11"/>70 | North Las Vegas |</text:p>
      <text:p text:style-name="P224">| <text:s text:c="11"/>64 | North York <text:s text:c="5"/>|</text:p>
      <text:p text:style-name="P225">| <text:s text:c="11"/>60 | Surprise <text:s text:c="7"/>|</text:p>
      <text:p text:style-name="P226">| <text:s text:c="11"/>54 | Richmond Hill <text:s text:c="2"/>|</text:p>
      <text:p text:style-name="P227">+---------------+-----------------+</text:p>
      <text:p text:style-name="P228">(Output limit exceeded, 25 of 362 total rows shown)</text:p>
      <text:p text:style-name="P229"/>
      <text:p text:style-name="P230"/>
      <text:p text:style-name="P231">6. Find the distribution of star ratings to the business in the following cities:</text:p>
      <text:p text:style-name="P232"/>
      <text:p text:style-name="P233">i. Avon</text:p>
      <text:p text:style-name="P234"/>
      <text:p text:style-name="P235">SQL code used to arrive at answer:</text:p>
      <text:p text:style-name="P236"/>
      <text:p text:style-name="P237">SELECT stars, review_count</text:p>
      <text:p text:style-name="P238">FROM business</text:p>
      <text:p text:style-name="P239">WHERE city = 'Avon'</text:p>
      <text:p text:style-name="P240"/>
      <text:p text:style-name="P241"/>
      <text:p text:style-name="P242">Copy and Paste the Resulting Table Below (2 columns – star rating and count):</text:p>
      <text:p text:style-name="P243"/>
      <text:p text:style-name="P244">+-------+--------------+</text:p>
      <text:p text:style-name="P245">| stars | review_count |</text:p>
      <text:p text:style-name="P246">+-------+--------------+</text:p>
      <text:p text:style-name="P247">| <text:s text:c="2"/>2.5 | <text:s text:c="11"/>3 |</text:p>
      <text:p text:style-name="P248">| <text:s text:c="2"/>4.0 | <text:s text:c="11"/>4 |</text:p>
      <text:p text:style-name="P249">| <text:s text:c="2"/>5.0 | <text:s text:c="11"/>3 |</text:p>
      <text:p text:style-name="P250">| <text:s text:c="2"/>3.5 | <text:s text:c="11"/>7 |</text:p>
      <text:p text:style-name="P251">| <text:s text:c="2"/>1.5 | <text:s text:c="10"/>10 |</text:p>
      <text:soft-page-break/>
      <text:p text:style-name="P252">| <text:s text:c="2"/>3.5 | <text:s text:c="10"/>31 |</text:p>
      <text:p text:style-name="P253">| <text:s text:c="2"/>4.5 | <text:s text:c="10"/>31 |</text:p>
      <text:p text:style-name="P254">| <text:s text:c="2"/>3.5 | <text:s text:c="10"/>50 |</text:p>
      <text:p text:style-name="P255">| <text:s text:c="2"/>2.5 | <text:s text:c="11"/>3 |</text:p>
      <text:p text:style-name="P256">| <text:s text:c="2"/>4.0 | <text:s text:c="10"/>17 |</text:p>
      <text:p text:style-name="P257">+-------+--------------+</text:p>
      <text:p text:style-name="P258"/>
      <text:p text:style-name="P259"/>
      <text:p text:style-name="P260">ii. Beachwood</text:p>
      <text:p text:style-name="P261"/>
      <text:p text:style-name="P262">SQL code used to arrive at answer:</text:p>
      <text:p text:style-name="P263"/>
      <text:p text:style-name="P264"><text:tab/>SELECT stars, review_count</text:p>
      <text:p text:style-name="P265"><text:tab/>FROM business</text:p>
      <text:p text:style-name="P266"><text:tab/>WHERE city = 'Beachwood'</text:p>
      <text:p text:style-name="P267"/>
      <text:p text:style-name="P268">Copy and Paste the Resulting Table Below (2 columns – star rating and count):</text:p>
      <text:p text:style-name="P269"><text:tab/><text:tab/></text:p>
      <text:p text:style-name="P270">+-------+--------------+</text:p>
      <text:p text:style-name="P271">| stars | review_count |</text:p>
      <text:p text:style-name="P272">+-------+--------------+</text:p>
      <text:p text:style-name="P273">| <text:s text:c="2"/>3.0 | <text:s text:c="11"/>8 |</text:p>
      <text:p text:style-name="P274">| <text:s text:c="2"/>3.0 | <text:s text:c="11"/>3 |</text:p>
      <text:p text:style-name="P275">| <text:s text:c="2"/>4.5 | <text:s text:c="10"/>14 |</text:p>
      <text:p text:style-name="P276">| <text:s text:c="2"/>5.0 | <text:s text:c="11"/>6 |</text:p>
      <text:p text:style-name="P277">| <text:s text:c="2"/>4.0 | <text:s text:c="10"/>69 |</text:p>
      <text:p text:style-name="P278">| <text:s text:c="2"/>4.5 | <text:s text:c="11"/>3 |</text:p>
      <text:p text:style-name="P279">| <text:s text:c="2"/>5.0 | <text:s text:c="11"/>4 |</text:p>
      <text:p text:style-name="P280">| <text:s text:c="2"/>2.0 | <text:s text:c="11"/>8 |</text:p>
      <text:p text:style-name="P281">| <text:s text:c="2"/>3.5 | <text:s text:c="11"/>3 |</text:p>
      <text:p text:style-name="P282">| <text:s text:c="2"/>3.5 | <text:s text:c="11"/>3 |</text:p>
      <text:p text:style-name="P283">| <text:s text:c="2"/>5.0 | <text:s text:c="11"/>6 |</text:p>
      <text:p text:style-name="P284">| <text:s text:c="2"/>2.5 | <text:s text:c="11"/>3 |</text:p>
      <text:p text:style-name="P285">| <text:s text:c="2"/>5.0 | <text:s text:c="11"/>3 |</text:p>
      <text:p text:style-name="P286">| <text:s text:c="2"/>5.0 | <text:s text:c="11"/>4 |</text:p>
      <text:p text:style-name="P287">+-------+--------------+</text:p>
      <text:p text:style-name="P288"/>
      <text:p text:style-name="P289"/>
      <text:p text:style-name="P290"/>
      <text:p text:style-name="P291">7. Find the top 3 users based on their total number of reviews:</text:p>
      <text:p text:style-name="P292"><text:tab/><text:tab/></text:p>
      <text:p text:style-name="P293"><text:tab/>SQL code used to arrive at answer:</text:p>
      <text:p text:style-name="P294"/>
      <text:p text:style-name="P295">SELECT name, id, review_count</text:p>
      <text:p text:style-name="P296">FROM user</text:p>
      <text:p text:style-name="P297"><text:span text:style-name="T298">ORDER BY review_count DESC;</text:span><text:span text:style-name="T299"><text:tab/></text:span></text:p>
      <text:p text:style-name="P300"><text:tab/><text:tab/></text:p>
      <text:p text:style-name="P301"><text:tab/>Copy and Paste the Result Below:</text:p>
      <text:p text:style-name="P302"/>
      <text:p text:style-name="P303">+-----------+------------------------+--------------+</text:p>
      <text:p text:style-name="P304">| name <text:s text:c="5"/>| id <text:s text:c="20"/>| review_count |</text:p>
      <text:p text:style-name="P305">+-----------+------------------------+--------------+</text:p>
      <text:p text:style-name="P306">| Gerald <text:s text:c="3"/>| -G7Zkl1wIWBBmD0KRy_sCw | <text:s text:c="8"/>2000 |</text:p>
      <text:p text:style-name="P307">| Sara <text:s text:c="5"/>| -3s52C4zL_DHRK0ULG6qtg | <text:s text:c="8"/>1629 |</text:p>
      <text:p text:style-name="P308">| Yuri <text:s text:c="5"/>| -8lbUNlXVSoXqaRRiHiSNg | <text:s text:c="8"/>1339 |</text:p>
      <text:p text:style-name="P309">| .Hon <text:s text:c="5"/>| -K2Tcgh2EKX6e6HqqIrBIQ | <text:s text:c="8"/>1246 |</text:p>
      <text:p text:style-name="P310">| William <text:s text:c="2"/>| -FZBTkAZEXoP7CYvRV2ZwQ | <text:s text:c="8"/>1215 |</text:p>
      <text:p text:style-name="P311">| Harald <text:s text:c="3"/>| --2vR0DIsmQ6WfcSzKWigw | <text:s text:c="8"/>1153 |</text:p>
      <text:p text:style-name="P312">| eric <text:s text:c="5"/>| -gokwePdbXjfS0iF7NsUGA | <text:s text:c="8"/>1116 |</text:p>
      <text:p text:style-name="P313">| Roanna <text:s text:c="3"/>| -DFCC64NXgqrxlO8aLU5rg | <text:s text:c="8"/>1039 |</text:p>
      <text:p text:style-name="P314">| Mimi <text:s text:c="5"/>| -8EnCioUmDygAbsYZmTeRQ | <text:s text:c="9"/>968 |</text:p>
      <text:p text:style-name="P315">| Christine | -0IiMAZI2SsQ7VmyzJjokQ | <text:s text:c="9"/>930 |</text:p>
      <text:p text:style-name="P316">| Ed <text:s text:c="7"/>| -fUARDNuXAfrOn4WLSZLgA | <text:s text:c="9"/>904 |</text:p>
      <text:p text:style-name="P317">| Nicole <text:s text:c="3"/>| -hKniZN2OdshWLHYuj21jQ | <text:s text:c="9"/>864 |</text:p>
      <text:soft-page-break/>
      <text:p text:style-name="P318">| Fran <text:s text:c="5"/>| -9da1xk7zgnnfO1uTVYGkA | <text:s text:c="9"/>862 |</text:p>
      <text:p text:style-name="P319">| Mark <text:s text:c="5"/>| -B-QEUESGWHPE_889WJaeg | <text:s text:c="9"/>861 |</text:p>
      <text:p text:style-name="P320">| Christina | -kLVfaJytOJY2-QdQoCcNQ | <text:s text:c="9"/>842 |</text:p>
      <text:p text:style-name="P321">| Dominic <text:s text:c="2"/>| -kO6984fXByyZm3_6z2JYg | <text:s text:c="9"/>836 |</text:p>
      <text:p text:style-name="P322">| Lissa <text:s text:c="4"/>| -lh59ko3dxChBSZ9U7LfUw | <text:s text:c="9"/>834 |</text:p>
      <text:p text:style-name="P323">| Lisa <text:s text:c="5"/>| -g3XIcCb2b-BD0QBCcq2Sw | <text:s text:c="9"/>813 |</text:p>
      <text:p text:style-name="P324">| Alison <text:s text:c="3"/>| -l9giG8TSDBG1jnUBUXp5w | <text:s text:c="9"/>775 |</text:p>
      <text:p text:style-name="P325">| Sui <text:s text:c="6"/>| -dw8f7FLaUmWR7bfJ_Yf0w | <text:s text:c="9"/>754 |</text:p>
      <text:p text:style-name="P326">| Tim <text:s text:c="6"/>| -AaBjWJYiQxXkCMDlXfPGw | <text:s text:c="9"/>702 |</text:p>
      <text:p text:style-name="P327">| L <text:s text:c="8"/>| -jt1ACMiZljnBFvS6RRvnA | <text:s text:c="9"/>696 |</text:p>
      <text:p text:style-name="P328">| Angela <text:s text:c="3"/>| -IgKkE8JvYNWeGu8ze4P8Q | <text:s text:c="9"/>694 |</text:p>
      <text:p text:style-name="P329">| Crissy <text:s text:c="3"/>| -hxUwfo3cMnLTv-CAaP69A | <text:s text:c="9"/>676 |</text:p>
      <text:p text:style-name="P330">| Lyn <text:s text:c="6"/>| -H6cTbVxeIRYR-atxdielQ | <text:s text:c="9"/>675 |</text:p>
      <text:p text:style-name="P331">+-----------+------------------------+--------------+</text:p>
      <text:p text:style-name="P332"><text:span text:style-name="T333">(Output limit exceeded, 25 of 10000 total rows shown)</text:span></text:p>
      <text:p text:style-name="P334"><text:tab/><text:tab/></text:p>
      <text:p text:style-name="P335"/>
      <text:p text:style-name="P336"/>
      <text:p text:style-name="P337">8. Does posing more reviews correlate with more fans?</text:p>
      <text:p text:style-name="P338"/>
      <text:p text:style-name="P339"><text:tab/>Please explain your findings and interpretation of the results:</text:p>
      <text:p text:style-name="P340"><text:tab/></text:p>
      <text:p text:style-name="P341">Posing more reviews does not<text:s/>have a<text:s/>correlation<text:s/>with<text:s/>the number of<text:s/>fans.<text:s/>This is represented very clearly in table below, which shows how the person with the highest number of fans has half as many reviews but twice the number of fans of the person with the highest number of fans.</text:p>
      <text:p text:style-name="P342"/>
      <text:p text:style-name="P343">+-----------+------------------------+--------------+------+</text:p>
      <text:p text:style-name="P344">| name <text:s text:c="5"/>| id <text:s text:c="20"/>| review_count | fans |</text:p>
      <text:p text:style-name="P345">+-----------+------------------------+--------------+------+</text:p>
      <text:p text:style-name="P346">| Gerald <text:s text:c="3"/>| -G7Zkl1wIWBBmD0KRy_sCw | <text:s text:c="8"/>2000 | <text:s/>253 |</text:p>
      <text:p text:style-name="P347">| Sara <text:s text:c="5"/>| -3s52C4zL_DHRK0ULG6qtg | <text:s text:c="8"/>1629 | <text:s text:c="2"/>50 |</text:p>
      <text:p text:style-name="P348">| Yuri <text:s text:c="5"/>| -8lbUNlXVSoXqaRRiHiSNg | <text:s text:c="8"/>1339 | <text:s text:c="2"/>76 |</text:p>
      <text:p text:style-name="P349">| .Hon <text:s text:c="5"/>| -K2Tcgh2EKX6e6HqqIrBIQ | <text:s text:c="8"/>1246 | <text:s/>101 |</text:p>
      <text:p text:style-name="P350">| William <text:s text:c="2"/>| -FZBTkAZEXoP7CYvRV2ZwQ | <text:s text:c="8"/>1215 | <text:s/>126 |</text:p>
      <text:p text:style-name="P351">| Harald <text:s text:c="3"/>| --2vR0DIsmQ6WfcSzKWigw | <text:s text:c="8"/>1153 | <text:s/>311 |</text:p>
      <text:p text:style-name="P352">| eric <text:s text:c="5"/>| -gokwePdbXjfS0iF7NsUGA | <text:s text:c="8"/>1116 | <text:s text:c="2"/>16 |</text:p>
      <text:p text:style-name="P353">| Roanna <text:s text:c="3"/>| -DFCC64NXgqrxlO8aLU5rg | <text:s text:c="8"/>1039 | <text:s/>104 |</text:p>
      <text:p text:style-name="P354">| Mimi <text:s text:c="5"/>| -8EnCioUmDygAbsYZmTeRQ | <text:s text:c="9"/>968 | <text:s/>497 |</text:p>
      <text:p text:style-name="P355">| Christine | -0IiMAZI2SsQ7VmyzJjokQ | <text:s text:c="9"/>930 | <text:s/>173 |</text:p>
      <text:p text:style-name="P356">| Ed <text:s text:c="7"/>| -fUARDNuXAfrOn4WLSZLgA | <text:s text:c="9"/>904 | <text:s text:c="2"/>38 |</text:p>
      <text:p text:style-name="P357">| Nicole <text:s text:c="3"/>| -hKniZN2OdshWLHYuj21jQ | <text:s text:c="9"/>864 | <text:s text:c="2"/>43 |</text:p>
      <text:p text:style-name="P358">| Fran <text:s text:c="5"/>| -9da1xk7zgnnfO1uTVYGkA | <text:s text:c="9"/>862 | <text:s/>124 |</text:p>
      <text:p text:style-name="P359">| Mark <text:s text:c="5"/>| -B-QEUESGWHPE_889WJaeg | <text:s text:c="9"/>861 | <text:s/>115 |</text:p>
      <text:p text:style-name="P360">| Christina | -kLVfaJytOJY2-QdQoCcNQ | <text:s text:c="9"/>842 | <text:s text:c="2"/>85 |</text:p>
      <text:p text:style-name="P361">| Dominic <text:s text:c="2"/>| -kO6984fXByyZm3_6z2JYg | <text:s text:c="9"/>836 | <text:s text:c="2"/>37 |</text:p>
      <text:p text:style-name="P362">| Lissa <text:s text:c="4"/>| -lh59ko3dxChBSZ9U7LfUw | <text:s text:c="9"/>834 | <text:s/>120 |</text:p>
      <text:p text:style-name="P363">| Lisa <text:s text:c="5"/>| -g3XIcCb2b-BD0QBCcq2Sw | <text:s text:c="9"/>813 | <text:s/>159 |</text:p>
      <text:p text:style-name="P364">| Alison <text:s text:c="3"/>| -l9giG8TSDBG1jnUBUXp5w | <text:s text:c="9"/>775 | <text:s text:c="2"/>61 |</text:p>
      <text:p text:style-name="P365">| Sui <text:s text:c="6"/>| -dw8f7FLaUmWR7bfJ_Yf0w | <text:s text:c="9"/>754 | <text:s text:c="2"/>78 |</text:p>
      <text:p text:style-name="P366">| Tim <text:s text:c="6"/>| -AaBjWJYiQxXkCMDlXfPGw | <text:s text:c="9"/>702 | <text:s text:c="2"/>35 |</text:p>
      <text:p text:style-name="P367">| L <text:s text:c="8"/>| -jt1ACMiZljnBFvS6RRvnA | <text:s text:c="9"/>696 | <text:s text:c="2"/>10 |</text:p>
      <text:p text:style-name="P368">| Angela <text:s text:c="3"/>| -IgKkE8JvYNWeGu8ze4P8Q | <text:s text:c="9"/>694 | <text:s/>101 |</text:p>
      <text:p text:style-name="P369">| Crissy <text:s text:c="3"/>| -hxUwfo3cMnLTv-CAaP69A | <text:s text:c="9"/>676 | <text:s text:c="2"/>25 |</text:p>
      <text:p text:style-name="P370">| Lyn <text:s text:c="6"/>| -H6cTbVxeIRYR-atxdielQ | <text:s text:c="9"/>675 | <text:s text:c="2"/>45 |</text:p>
      <text:p text:style-name="P371"><text:span text:style-name="T372">+-----------+------------------------+--------------+------+</text:span><text:span text:style-name="T373"><text:s/></text:span></text:p>
      <text:p text:style-name="P374"><text:span text:style-name="T375"><text:s text:c="6"/></text:span><text:span text:style-name="T376">(Output limit exceeded, 25 of 10000 total rows shown)</text:span></text:p>
      <text:p text:style-name="P377"/>
      <text:p text:style-name="P378"/>
      <text:p text:style-name="P379">SELECT name, id, review_count, fans</text:p>
      <text:p text:style-name="P380">FROM user</text:p>
      <text:p text:style-name="P381">ORDER BY review_count DESC;</text:p>
      <text:p text:style-name="P382"/>
      <text:p text:style-name="P383"><text:tab/></text:p>
      <text:soft-page-break/>
      <text:p text:style-name="P384">9. Are there more reviews with the word "love" or with the word "hate" in them?</text:p>
      <text:p text:style-name="P385"/>
      <text:p text:style-name="P386"><text:tab/>Answer:</text:p>
      <text:p text:style-name="P387"><text:span text:style-name="T388">T</text:span><text:span text:style-name="T389">here are more reviews with the word<text:s/></text:span><text:span text:style-name="T390">“</text:span><text:span text:style-name="T391">love</text:span><text:span text:style-name="T392">” (1780)</text:span><text:span text:style-name="T393"><text:s/></text:span><text:span text:style-name="T394">than with the word</text:span><text:span text:style-name="T395"><text:s/></text:span><text:span text:style-name="T396">%</text:span><text:span text:style-name="T397">hate% (232).</text:span></text:p>
      <text:p text:style-name="P398"/>
      <text:p text:style-name="P399"><text:tab/></text:p>
      <text:p text:style-name="P400"><text:tab/>SQL code used to arrive at answer:</text:p>
      <text:p text:style-name="P401"/>
      <text:p text:style-name="P402">SELECT COUNT(*)</text:p>
      <text:p text:style-name="P403">FROM review</text:p>
      <text:p text:style-name="P404">WHERE TEXT LIKE '%love%';</text:p>
      <text:p text:style-name="P405"/>
      <text:p text:style-name="P406">SELECT COUNT(*)</text:p>
      <text:p text:style-name="P407">FROM review</text:p>
      <text:p text:style-name="P408">WHERE TEXT LIKE '%hate%';</text:p>
      <text:p text:style-name="P409"/>
      <text:p text:style-name="P410"><text:tab/></text:p>
      <text:p text:style-name="P411"><text:tab/></text:p>
      <text:p text:style-name="P412">10. Find the top 10 users with the most fans:</text:p>
      <text:p text:style-name="P413"/>
      <text:p text:style-name="P414"><text:tab/>SQL code used to arrive at answer:</text:p>
      <text:p text:style-name="P415"><text:tab/></text:p>
      <text:p text:style-name="P416">SELECT name, id, fans</text:p>
      <text:p text:style-name="P417">FROM user</text:p>
      <text:p text:style-name="P418">ORDER BY fans DESC;</text:p>
      <text:p text:style-name="P419"><text:tab/></text:p>
      <text:p text:style-name="P420"><text:tab/></text:p>
      <text:p text:style-name="P421"><text:tab/>Copy and Paste the Result Below:</text:p>
      <text:p text:style-name="P422"/>
      <text:p text:style-name="P423">+-----------+------------------------+------+</text:p>
      <text:p text:style-name="P424">| name <text:s text:c="5"/>| id <text:s text:c="20"/>| fans |</text:p>
      <text:p text:style-name="P425">+-----------+------------------------+------+</text:p>
      <text:p text:style-name="P426">| Amy <text:s text:c="6"/>| -9I98YbNQnLdAmcYfb324Q | <text:s/>503 |</text:p>
      <text:p text:style-name="P427">| Mimi <text:s text:c="5"/>| -8EnCioUmDygAbsYZmTeRQ | <text:s/>497 |</text:p>
      <text:p text:style-name="P428">| Harald <text:s text:c="3"/>| --2vR0DIsmQ6WfcSzKWigw | <text:s/>311 |</text:p>
      <text:p text:style-name="P429">| Gerald <text:s text:c="3"/>| -G7Zkl1wIWBBmD0KRy_sCw | <text:s/>253 |</text:p>
      <text:p text:style-name="P430">| Christine | -0IiMAZI2SsQ7VmyzJjokQ | <text:s/>173 |</text:p>
      <text:p text:style-name="P431">| Lisa <text:s text:c="5"/>| -g3XIcCb2b-BD0QBCcq2Sw | <text:s/>159 |</text:p>
      <text:p text:style-name="P432">| Cat <text:s text:c="6"/>| -9bbDysuiWeo2VShFJJtcw | <text:s/>133 |</text:p>
      <text:p text:style-name="P433">| William <text:s text:c="2"/>| -FZBTkAZEXoP7CYvRV2ZwQ | <text:s/>126 |</text:p>
      <text:p text:style-name="P434">| Fran <text:s text:c="5"/>| -9da1xk7zgnnfO1uTVYGkA | <text:s/>124 |</text:p>
      <text:p text:style-name="P435">| Lissa <text:s text:c="4"/>| -lh59ko3dxChBSZ9U7LfUw | <text:s/>120 |</text:p>
      <text:p text:style-name="P436">| Mark <text:s text:c="5"/>| -B-QEUESGWHPE_889WJaeg | <text:s/>115 |</text:p>
      <text:p text:style-name="P437">| Tiffany <text:s text:c="2"/>| -DmqnhW4Omr3YhmnigaqHg | <text:s/>111 |</text:p>
      <text:p text:style-name="P438">| bernice <text:s text:c="2"/>| -cv9PPT7IHux7XUc9dOpkg | <text:s/>105 |</text:p>
      <text:p text:style-name="P439">| Roanna <text:s text:c="3"/>| -DFCC64NXgqrxlO8aLU5rg | <text:s/>104 |</text:p>
      <text:p text:style-name="P440">| Angela <text:s text:c="3"/>| -IgKkE8JvYNWeGu8ze4P8Q | <text:s/>101 |</text:p>
      <text:p text:style-name="P441">| .Hon <text:s text:c="5"/>| -K2Tcgh2EKX6e6HqqIrBIQ | <text:s/>101 |</text:p>
      <text:p text:style-name="P442">| Ben <text:s text:c="6"/>| -4viTt9UC44lWCFJwleMNQ | <text:s text:c="2"/>96 |</text:p>
      <text:p text:style-name="P443">| Linda <text:s text:c="4"/>| -3i9bhfvrM3F1wsC9XIB8g | <text:s text:c="2"/>89 |</text:p>
      <text:p text:style-name="P444">| Christina | -kLVfaJytOJY2-QdQoCcNQ | <text:s text:c="2"/>85 |</text:p>
      <text:p text:style-name="P445">| Jessica <text:s text:c="2"/>| -ePh4Prox7ZXnEBNGKyUEA | <text:s text:c="2"/>84 |</text:p>
      <text:p text:style-name="P446">| Greg <text:s text:c="5"/>| -4BEUkLvHQntN6qPfKJP2w | <text:s text:c="2"/>81 |</text:p>
      <text:p text:style-name="P447">| Nieves <text:s text:c="3"/>| -C-l8EHSLXtZZVfUAUhsPA | <text:s text:c="2"/>80 |</text:p>
      <text:p text:style-name="P448">| Sui <text:s text:c="6"/>| -dw8f7FLaUmWR7bfJ_Yf0w | <text:s text:c="2"/>78 |</text:p>
      <text:p text:style-name="P449">| Yuri <text:s text:c="5"/>| -8lbUNlXVSoXqaRRiHiSNg | <text:s text:c="2"/>76 |</text:p>
      <text:p text:style-name="P450">| Nicole <text:s text:c="3"/>| -0zEEaDFIjABtPQni0XlHA | <text:s text:c="2"/>73 |</text:p>
      <text:p text:style-name="P451">+-----------+------------------------+------+</text:p>
      <text:p text:style-name="P452"><text:span text:style-name="T453">(Output limit exceeded, 25 of 10000 total rows shown)</text:span></text:p>
      <text:p text:style-name="P454"/>
      <text:p text:style-name="P455"><text:tab/></text:p>
      <text:p text:style-name="P456"><text:tab/></text:p>
      <text:soft-page-break/>
      <text:p text:style-name="P457">11. Is there a strong relationship (or correlation) between having a high number of fans and being listed as "useful" or "funny?" Out of the top 10 users with the highest number of fans, what percent are also listed as “useful” or “funny”?</text:p>
      <text:p text:style-name="P458"/>
      <text:p text:style-name="P459">Key:</text:p>
      <text:p text:style-name="P460">0% - 25% - Low relationship</text:p>
      <text:p text:style-name="P461">26% - 75% - Medium relationship</text:p>
      <text:p text:style-name="P462">76% - 100% - Strong relationship</text:p>
      <text:p text:style-name="P463"><text:tab/></text:p>
      <text:p text:style-name="P464"><text:tab/>SQL code used to arrive at answer:</text:p>
      <text:p text:style-name="P465"/>
      <text:p text:style-name="P466">SELECT name, id, fans, useful, funny</text:p>
      <text:p text:style-name="P467">FROM user</text:p>
      <text:p text:style-name="P468">ORDER BY fans DESC;</text:p>
      <text:p text:style-name="P469"><text:tab/></text:p>
      <text:p text:style-name="P470"><text:tab/></text:p>
      <text:p text:style-name="P471"><text:tab/>Copy and Paste the Result Below:</text:p>
      <text:p text:style-name="P472"/>
      <text:p text:style-name="P473">+-----------+------------------------+------+--------+--------+</text:p>
      <text:p text:style-name="P474">| name <text:s text:c="5"/>| id <text:s text:c="20"/>| fans | useful | <text:s/>funny |</text:p>
      <text:p text:style-name="P475">+-----------+------------------------+------+--------+--------+</text:p>
      <text:p text:style-name="P476">| Amy <text:s text:c="6"/>| -9I98YbNQnLdAmcYfb324Q | <text:s/>503 | <text:s text:c="2"/>3226 | <text:s text:c="2"/>2554 |</text:p>
      <text:p text:style-name="P477">| Mimi <text:s text:c="5"/>| -8EnCioUmDygAbsYZmTeRQ | <text:s/>497 | <text:s text:c="3"/>257 | <text:s text:c="3"/>138 |</text:p>
      <text:p text:style-name="P478">| Harald <text:s text:c="3"/>| --2vR0DIsmQ6WfcSzKWigw | <text:s/>311 | 122921 | 122419 |</text:p>
      <text:p text:style-name="P479">| Gerald <text:s text:c="3"/>| -G7Zkl1wIWBBmD0KRy_sCw | <text:s/>253 | <text:s/>17524 | <text:s text:c="2"/>2324 |</text:p>
      <text:p text:style-name="P480">| Christine | -0IiMAZI2SsQ7VmyzJjokQ | <text:s/>173 | <text:s text:c="2"/>4834 | <text:s text:c="2"/>6646 |</text:p>
      <text:p text:style-name="P481">| Lisa <text:s text:c="5"/>| -g3XIcCb2b-BD0QBCcq2Sw | <text:s/>159 | <text:s text:c="4"/>48 | <text:s text:c="4"/>13 |</text:p>
      <text:p text:style-name="P482">| Cat <text:s text:c="6"/>| -9bbDysuiWeo2VShFJJtcw | <text:s/>133 | <text:s text:c="2"/>1062 | <text:s text:c="3"/>672 |</text:p>
      <text:p text:style-name="P483">| William <text:s text:c="2"/>| -FZBTkAZEXoP7CYvRV2ZwQ | <text:s/>126 | <text:s text:c="2"/>9363 | <text:s text:c="2"/>9361 |</text:p>
      <text:p text:style-name="P484">| Fran <text:s text:c="5"/>| -9da1xk7zgnnfO1uTVYGkA | <text:s/>124 | <text:s text:c="2"/>9851 | <text:s text:c="2"/>7606 |</text:p>
      <text:p text:style-name="P485">| Lissa <text:s text:c="4"/>| -lh59ko3dxChBSZ9U7LfUw | <text:s/>120 | <text:s text:c="3"/>455 | <text:s text:c="3"/>150 |</text:p>
      <text:p text:style-name="P486">| Mark <text:s text:c="5"/>| -B-QEUESGWHPE_889WJaeg | <text:s/>115 | <text:s text:c="2"/>4008 | <text:s text:c="3"/>570 |</text:p>
      <text:p text:style-name="P487">| Tiffany <text:s text:c="2"/>| -DmqnhW4Omr3YhmnigaqHg | <text:s/>111 | <text:s text:c="2"/>1366 | <text:s text:c="3"/>984 |</text:p>
      <text:p text:style-name="P488">| bernice <text:s text:c="2"/>| -cv9PPT7IHux7XUc9dOpkg | <text:s/>105 | <text:s text:c="3"/>120 | <text:s text:c="3"/>112 |</text:p>
      <text:p text:style-name="P489">| Roanna <text:s text:c="3"/>| -DFCC64NXgqrxlO8aLU5rg | <text:s/>104 | <text:s text:c="2"/>2995 | <text:s text:c="2"/>1188 |</text:p>
      <text:p text:style-name="P490">| Angela <text:s text:c="3"/>| -IgKkE8JvYNWeGu8ze4P8Q | <text:s/>101 | <text:s text:c="3"/>158 | <text:s text:c="3"/>164 |</text:p>
      <text:p text:style-name="P491">| .Hon <text:s text:c="5"/>| -K2Tcgh2EKX6e6HqqIrBIQ | <text:s/>101 | <text:s text:c="2"/>7850 | <text:s text:c="2"/>5851 |</text:p>
      <text:p text:style-name="P492">| Ben <text:s text:c="6"/>| -4viTt9UC44lWCFJwleMNQ | <text:s text:c="2"/>96 | <text:s text:c="2"/>1180 | <text:s text:c="2"/>1155 |</text:p>
      <text:p text:style-name="P493">| Linda <text:s text:c="4"/>| -3i9bhfvrM3F1wsC9XIB8g | <text:s text:c="2"/>89 | <text:s text:c="2"/>3177 | <text:s text:c="2"/>2736 |</text:p>
      <text:p text:style-name="P494">| Christina | -kLVfaJytOJY2-QdQoCcNQ | <text:s text:c="2"/>85 | <text:s text:c="3"/>158 | <text:s text:c="4"/>34 |</text:p>
      <text:p text:style-name="P495">| Jessica <text:s text:c="2"/>| -ePh4Prox7ZXnEBNGKyUEA | <text:s text:c="2"/>84 | <text:s text:c="2"/>2161 | <text:s text:c="2"/>2091 |</text:p>
      <text:p text:style-name="P496">| Greg <text:s text:c="5"/>| -4BEUkLvHQntN6qPfKJP2w | <text:s text:c="2"/>81 | <text:s text:c="3"/>820 | <text:s text:c="3"/>753 |</text:p>
      <text:p text:style-name="P497">| Nieves <text:s text:c="3"/>| -C-l8EHSLXtZZVfUAUhsPA | <text:s text:c="2"/>80 | <text:s text:c="2"/>1091 | <text:s text:c="3"/>774 |</text:p>
      <text:p text:style-name="P498">| Sui <text:s text:c="6"/>| -dw8f7FLaUmWR7bfJ_Yf0w | <text:s text:c="2"/>78 | <text:s text:c="5"/>9 | <text:s text:c="4"/>18 |</text:p>
      <text:p text:style-name="P499">| Yuri <text:s text:c="5"/>| -8lbUNlXVSoXqaRRiHiSNg | <text:s text:c="2"/>76 | <text:s text:c="2"/>1166 | <text:s text:c="3"/>220 |</text:p>
      <text:p text:style-name="P500">| Nicole <text:s text:c="3"/>| -0zEEaDFIjABtPQni0XlHA | <text:s text:c="2"/>73 | <text:s text:c="4"/>13 | <text:s text:c="4"/>10 |</text:p>
      <text:p text:style-name="P501">+-----------+------------------------+------+--------+--------+</text:p>
      <text:p text:style-name="P502"><text:span text:style-name="T503">(Output limit exceeded, 25 of 10000 total rows shown)</text:span></text:p>
      <text:p text:style-name="P504"><text:tab/></text:p>
      <text:p text:style-name="P505"><text:tab/></text:p>
      <text:p text:style-name="P506"><text:tab/>Please explain your findings and interpretation of the results:</text:p>
      <text:p text:style-name="P507"><text:tab/></text:p>
      <text:p text:style-name="P508">Based on the table above sorting the users based on their number of fans does<text:s/>not<text:s/>show descending or ascending trend in<text:s/>“useful”<text:s/>or<text:s/>“funny”<text:s/>columns. Therefore, there should<text:s/>not<text:s/>be a strong correlation between having a high number of fans and being listed as "useful" or "funny”.</text:p>
      <text:p text:style-name="P509"><text:tab/></text:p>
      <text:p text:style-name="P510"><text:tab/></text:p>
      <text:p text:style-name="P511"/>
      <text:p text:style-name="P512"/>
      <text:p text:style-name="P513"/>
      <text:p text:style-name="P514"/>
      <text:soft-page-break/>
      <text:p text:style-name="P515">Part 2: Inferences and Analysis</text:p>
      <text:p text:style-name="P516"/>
      <text:p text:style-name="P517">1. Pick one city and category of your choice and group the businesses in that city or category by their overall star rating. Compare the businesses with 2-3 stars to the businesses with 4-5 stars and answer the following questions. Include your code.</text:p>
      <text:p text:style-name="P518"/>
      <text:p text:style-name="P519"><text:span text:style-name="T520"><text:tab/></text:span><text:span text:style-name="T521">City: Mesa <text:s text:c="7"/>Category: Food</text:span></text:p>
      <text:p text:style-name="P522"><text:tab/></text:p>
      <text:p text:style-name="P523">i. Do the two groups you chose to analyze have a different distribution of hours?</text:p>
      <text:p text:style-name="P524"/>
      <text:p text:style-name="P525"><text:tab/>Yes</text:p>
      <text:p text:style-name="P526"/>
      <text:p text:style-name="P527">ii. Do the two groups you chose to analyze have a different number of reviews?</text:p>
      <text:p text:style-name="P528"/>
      <text:p text:style-name="P529"><text:tab/>Yes<text:s text:c="9"/></text:p>
      <text:p text:style-name="P530"><text:s text:c="9"/></text:p>
      <text:p text:style-name="P531">iii. Are you able to infer anything from the location data provided between these two groups? Explain.</text:p>
      <text:p text:style-name="P532"/>
      <text:p text:style-name="P533">Based on the results, we can see that there seems to be a correlation between the location of the business and their rating. The business that are probably located in the same neighbor have close rating. Also they have similar working hours. Moreover, the business that have longer working hours usually have higher rating.<text:s/></text:p>
      <text:p text:style-name="P534"/>
      <text:p text:style-name="P535"/>
      <text:p text:style-name="P536">SQL code used for analysis:</text:p>
      <text:p text:style-name="P537"><text:tab/></text:p>
      <text:p text:style-name="P538">SELECT business.name, business.city, category.category , business.stars,</text:p>
      <text:p text:style-name="P539">hours.hours, business.review_count, business.postal_code</text:p>
      <text:p text:style-name="P540">FROM (business INNER JOIN category ON business.id = category.business_id) INNER</text:p>
      <text:p text:style-name="P541">JOIN hours ON hours.business_id = category.business_id</text:p>
      <text:p text:style-name="P542">WHERE business.city = 'Mesa'<text:s/></text:p>
      <text:p text:style-name="P543">GROUP BY business.stars;</text:p>
      <text:p text:style-name="P544"/>
      <text:p text:style-name="P545"/>
      <text:p text:style-name="P546"><text:tab/><text:tab/></text:p>
      <text:p text:style-name="P547"><text:tab/><text:tab/></text:p>
      <text:p text:style-name="P548">2. Group business based on the ones that are open and the ones that are closed. What differences can you find between the ones that are still open and the ones that are closed? List at least two differences and the SQL code you used to arrive at your answer.</text:p>
      <text:p text:style-name="P549"><text:tab/><text:tab/></text:p>
      <text:p text:style-name="P550">i. Difference 1:</text:p>
      <text:p text:style-name="P551"><text:tab/></text:p>
      <text:p text:style-name="P552"><text:span text:style-name="T553"><text:tab/></text:span><text:span text:style-name="T554">The business that are still open have higher rating.</text:span></text:p>
      <text:p text:style-name="P555"><text:s text:c="14"/></text:p>
      <text:p text:style-name="P556">ii. Difference 2:</text:p>
      <text:p text:style-name="P557"/>
      <text:p text:style-name="P558"><text:span text:style-name="T559"><text:s text:c="9"/></text:span><text:span text:style-name="T560">The business that are still open have more reviews.</text:span><text:span text:style-name="T561"><text:s text:c="9"/></text:span></text:p>
      <text:p text:style-name="P562"><text:s text:c="9"/></text:p>
      <text:p text:style-name="P563">SQL code used for analysis:</text:p>
      <text:p text:style-name="P564"/>
      <text:soft-page-break/>
      <text:p text:style-name="P565">SELECT business.name , business.is_open , category.category, business.stars,<text:s/></text:p>
      <text:p text:style-name="P566">hours.hours, business.review_count</text:p>
      <text:p text:style-name="P567">FROM (business INNER JOIN category ON business.id = category.business_id) INNER</text:p>
      <text:p text:style-name="P568">JOIN hours ON hours.business_id = category.business_id</text:p>
      <text:p text:style-name="P569">WHERE business.city = 'Mesa'<text:s/></text:p>
      <text:p text:style-name="P570">GROUP BY business.is_open;</text:p>
      <text:p text:style-name="P571"/>
      <text:p text:style-name="P572"/>
      <text:p text:style-name="P573"><text:tab/></text:p>
      <text:p text:style-name="P574"><text:tab/></text:p>
      <text:p text:style-name="P575">3. For this last part of your analysis, you are going to choose the type of analysis you want to conduct on the Yelp dataset and are going to prepare the data for analysis.</text:p>
      <text:p text:style-name="P576"/>
      <text:p text:style-name="P577">Ideas for analysis include: Parsing out keywords and business attributes for sentiment analysis, clustering businesses to find commonalities or anomalies between them, predicting the overall star rating for a business, predicting the number of fans a user will have, and so on. These are just a few examples to get you started, so feel free to be creative and come up with your own problem you want to solve. Provide answers, in-line, to all of the following:</text:p>
      <text:p text:style-name="P578"><text:tab/></text:p>
      <text:p text:style-name="P579">i. Indicate the type of analysis you chose to do:</text:p>
      <text:p text:style-name="P580"/>
      <text:p text:style-name="P581"><text:span text:style-name="T582">Finding correlation between the likes with the given rates and using<text:s/></text:span><text:span text:style-name="T583"></text:span><text:span text:style-name="T584">like</text:span><text:span text:style-name="T585"></text:span><text:span text:style-name="T586"><text:s/>in the reviews.</text:span></text:p>
      <text:p text:style-name="P587"><text:s text:c="9"/></text:p>
      <text:p text:style-name="P588">ii. Write 1-2 brief paragraphs on the type of data you will need for your analysis and why you chose that data:</text:p>
      <text:p text:style-name="P589"/>
      <text:p text:style-name="P590">I need two sources of data (tables). First, I join these two tables based on users and business. Then I sort them based on rating to see if there is a correlation between the number of stars and likes.<text:s/></text:p>
      <text:p text:style-name="P591">The reason I chose this analysis and thus, the data sets is that psychologists have shown that how people think about something can completely change even after a few minutes and they think that how people think just after occurrence of an event is a better representative for the quality of that event compared to what they say after thinking about it. Because tip table is related to the occurrence of the event (shopping) and they write a review after hours or even days, comparing these two tables can help us to explore the validity what psychologists claim. As the result shows there is a slight correlation between the number of likes and stars, but this correlation is not strong. So what psychologists claim seems to be fairly valid. <text:s/></text:p>
      <text:p text:style-name="P592"><text:tab/><text:tab/><text:s text:c="15"/></text:p>
      <text:p text:style-name="P593"><text:s text:c="18"/></text:p>
      <text:p text:style-name="P594">iii. Output of your finished dataset:</text:p>
      <text:p text:style-name="P595"/>
      <text:p text:style-name="P596">+-------+-------+</text:p>
      <text:p text:style-name="P597">| stars | likes |</text:p>
      <text:p text:style-name="P598">+-------+-------+</text:p>
      <text:p text:style-name="P599">| <text:s text:c="4"/>3 | <text:s text:c="4"/>2 |</text:p>
      <text:p text:style-name="P600">| <text:s text:c="4"/>5 | <text:s text:c="4"/>2 |</text:p>
      <text:p text:style-name="P601">| <text:s text:c="4"/>5 | <text:s text:c="4"/>1 |</text:p>
      <text:p text:style-name="P602">| <text:s text:c="4"/>5 | <text:s text:c="4"/>1 |</text:p>
      <text:p text:style-name="P603">| <text:s text:c="4"/>5 | <text:s text:c="4"/>1 |</text:p>
      <text:p text:style-name="P604">| <text:s text:c="4"/>5 | <text:s text:c="4"/>1 |</text:p>
      <text:soft-page-break/>
      <text:p text:style-name="P605">| <text:s text:c="4"/>5 | <text:s text:c="4"/>1 |</text:p>
      <text:p text:style-name="P606">| <text:s text:c="4"/>5 | <text:s text:c="4"/>1 |</text:p>
      <text:p text:style-name="P607">| <text:s text:c="4"/>5 | <text:s text:c="4"/>1 |</text:p>
      <text:p text:style-name="P608">| <text:s text:c="4"/>5 | <text:s text:c="4"/>1 |</text:p>
      <text:p text:style-name="P609">| <text:s text:c="4"/>3 | <text:s text:c="4"/>1 |</text:p>
      <text:p text:style-name="P610">| <text:s text:c="4"/>4 | <text:s text:c="4"/>1 |</text:p>
      <text:p text:style-name="P611">| <text:s text:c="4"/>4 | <text:s text:c="4"/>1 |</text:p>
      <text:p text:style-name="P612">| <text:s text:c="4"/>4 | <text:s text:c="4"/>1 |</text:p>
      <text:p text:style-name="P613">| <text:s text:c="4"/>4 | <text:s text:c="4"/>1 |</text:p>
      <text:p text:style-name="P614">| <text:s text:c="4"/>4 | <text:s text:c="4"/>1 |</text:p>
      <text:p text:style-name="P615">| <text:s text:c="4"/>4 | <text:s text:c="4"/>1 |</text:p>
      <text:p text:style-name="P616">| <text:s text:c="4"/>4 | <text:s text:c="4"/>1 |</text:p>
      <text:p text:style-name="P617">| <text:s text:c="4"/>4 | <text:s text:c="4"/>1 |</text:p>
      <text:p text:style-name="P618">| <text:s text:c="4"/>4 | <text:s text:c="4"/>1 |</text:p>
      <text:p text:style-name="P619">| <text:s text:c="4"/>4 | <text:s text:c="4"/>1 |</text:p>
      <text:p text:style-name="P620">| <text:s text:c="4"/>4 | <text:s text:c="4"/>1 |</text:p>
      <text:p text:style-name="P621">| <text:s text:c="4"/>4 | <text:s text:c="4"/>1 |</text:p>
      <text:p text:style-name="P622">| <text:s text:c="4"/>4 | <text:s text:c="4"/>1 |</text:p>
      <text:p text:style-name="P623">| <text:s text:c="4"/>4 | <text:s text:c="4"/>1 |</text:p>
      <text:p text:style-name="P624">+-------+-------+</text:p>
      <text:p text:style-name="P625">(Output limit exceeded, 25 of 1227 total rows shown)</text:p>
      <text:p text:style-name="P626"/>
      <text:p text:style-name="P627"><text:s text:c="6"/></text:p>
      <text:p text:style-name="P628"><text:s text:c="9"/></text:p>
      <text:p text:style-name="P629">iv. Provide the SQL code you used to create your final dataset:</text:p>
      <text:p text:style-name="P630"><text:tab/></text:p>
      <text:p text:style-name="P631"><text:s text:c="6"/>SELECT review.stars, tip.likes</text:p>
      <text:p text:style-name="P632">FROM review INNER JOIN tip ON review.user_id = tip.user_id</text:p>
      <text:p text:style-name="P633">ORDER BY tip.likes DESC;</text:p>
      <text:p text:style-name="P634"/>
      <text:p text:style-name="P6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VARO PEREZ TRASANCOS</meta:initial-creator>
    <dc:creator>ALVARO PEREZ TRASANCOS</dc:creator>
    <meta:creation-date>2020-03-04T18:23:00Z</meta:creation-date>
    <dc:date>2020-05-11T18:29:00Z</dc:date>
    <meta:template xlink:href="Normal" xlink:type="simple"/>
    <meta:editing-cycles>8</meta:editing-cycles>
    <meta:editing-duration>PT20520S</meta:editing-duration>
    <meta:document-statistic meta:page-count="11" meta:paragraph-count="41" meta:word-count="3212" meta:character-count="20840" meta:row-count="147" meta:non-whitespace-character-count="17669"/>
  </office:meta>
</office:document-meta>
</file>